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P48" style:family="paragraph" style:parent-style-name="Table_20_Contents">
      <style:text-properties style:font-name="Verdana1" style:font-name-asian="Verdana1"/>
    </style:style>
    <style:style style:name="P49" style:family="paragraph" style:parent-style-name="Text_20_body_20_indent_20_3" style:list-style-name="L6"/>
    <style:style style:name="P50" style:family="paragraph" style:parent-style-name="Text_20_body_20_indent_20_3" style:list-style-name="L7"/>
    <style:style style:name="P51" style:family="paragraph" style:parent-style-name="Tip">
      <style:paragraph-properties fo:margin-left="2.499cm" fo:margin-right="1cm" fo:text-indent="0cm" style:auto-text-indent="false"/>
    </style:style>
    <style:style style:name="P52" style:family="paragraph" style:parent-style-name="Tip">
      <style:text-properties style:language-asian="zh" style:country-asian="TW"/>
    </style:style>
    <style:style style:name="P53"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fo:color="#0000ff" style:language-asian="zh" style:country-asian="TW"/>
    </style:style>
    <style:style style:name="T13" style:family="text">
      <style:text-properties fo:font-style="italic" style:language-asian="zh" style:country-asian="TW" style:font-style-asian="italic" style:font-style-complex="italic"/>
    </style:style>
    <style:style style:name="T14" style:family="text">
      <style:text-properties style:use-window-font-color="true"/>
    </style:style>
    <style:style style:name="T15"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7</text:a></text:p>
          <text:p text:style-name="P14"><text:a xlink:type="simple" xlink:href="#1.1.2.Handle|outline">Handle<text:tab/>7</text:a></text:p>
          <text:p text:style-name="P13"><text:a xlink:type="simple" xlink:href="#1.2.Page and Rendering|outline">Page and Rendering<text:tab/>7</text:a></text:p>
          <text:p text:style-name="P14"><text:a xlink:type="simple" xlink:href="#1.2.1.The Non-Rendering Phases|outline">The Non-Rendering Phases<text:tab/>8</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10</text:a></text:p>
          <text:p text:style-name="P14"><text:a xlink:type="simple" xlink:href="#1.3.1.Development of View|outline">Development of View<text:tab/>10</text:a></text:p>
          <text:p text:style-name="P15"><text:a xlink:type="simple" xlink:href="#1.3.1.1.HTML Tags|outline">HTML Tags<text:tab/>10</text:a></text:p>
          <text:p text:style-name="P15"><text:a xlink:type="simple" xlink:href="#1.3.1.2.JavaScript Methods|outline">JavaScript Methods<text:tab/>11</text:a></text:p>
          <text:p text:style-name="P14"><text:a xlink:type="simple" xlink:href="#1.3.2.Development of Handle|outline">Development of Handle<text:tab/>11</text:a></text:p>
          <text:p text:style-name="P14"><text:a xlink:type="simple" xlink:href="#1.3.3.Configuration|outline">Configuration<text:tab/>12</text:a></text:p>
          <text:p text:style-name="P12">2. Handle<text:tab/>13</text:p>
          <text:p text:style-name="P13"><text:a xlink:type="simple" xlink:href="#2.1.Skeletal Implementations|outline">Skeletal Implementations<text:tab/>13</text:a></text:p>
          <text:p text:style-name="P14"><text:a xlink:type="simple" xlink:href="#2.1.1.The org.zkoss.zk.ui.AbstractComponent Class|outline">The org.zkoss.zk.ui.AbstractComponent Class<text:tab/>13</text:a></text:p>
          <text:p text:style-name="P15"><text:a xlink:type="simple" xlink:href="#2.1.1.1.Utilities to Communicate with the Client|outline">Utilities to Communicate with the Client<text:tab/>14</text:a></text:p>
          <text:p text:style-name="P15"><text:a xlink:type="simple" xlink:href="#2.1.1.2.Utilities to Generate the View|outline">Utilities to Generate the View<text:tab/>14</text:a></text:p>
          <text:p text:style-name="P15"><text:a xlink:type="simple" xlink:href="#2.1.1.3.Extra Controls|outline">Extra Controls<text:tab/>14</text:a></text:p>
          <text:p text:style-name="P14"><text:a xlink:type="simple" xlink:href="#2.1.2.The org.zkoss.zk.ui.HtmlBasedComponent Class|outline">The org.zkoss.zk.ui.HtmlBasedComponent Class<text:tab/>15</text:a></text:p>
          <text:p text:style-name="P15"><text:a xlink:type="simple" xlink:href="#2.1.2.1.Utilities to Generate the View|outline">Utilities to Generate the View<text:tab/>15</text:a></text:p>
          <text:p text:style-name="P14"><text:a xlink:type="simple" xlink:href="#2.1.3.The org.zkoss.zul.impl.XulElement Class|outline">The org.zkoss.zul.impl.XulElement Class<text:tab/>16</text:a></text:p>
          <text:p text:style-name="P15"><text:a xlink:type="simple" xlink:href="#2.1.3.1.Utilities to Generate the View|outline">Utilities to Generate the View<text:tab/>16</text:a></text:p>
          <text:p text:style-name="P13"><text:a xlink:type="simple" xlink:href="#2.2.Communication with the Client|outline">Communication with the Client<text:tab/>16</text:a></text:p>
          <text:p text:style-name="P14"><text:a xlink:type="simple" xlink:href="#2.2.1.Response to the Client|outline">Response to the Client<text:tab/>16</text:a></text:p>
          <text:p text:style-name="P15"><text:a xlink:type="simple" xlink:href="#2.2.1.1.Invalidates|outline">Invalidates<text:tab/>17</text:a></text:p>
          <text:p text:style-name="P15"><text:a xlink:type="simple" xlink:href="#2.2.1.2.Smart Updates|outline">Smart Updates<text:tab/>17</text:a></text:p>
          <text:p text:style-name="P15"><text:a xlink:type="simple" xlink:href="#2.2.1.3.AU Responses|outline">AU Responses<text:tab/>18</text:a></text:p>
          <text:p text:style-name="P14"><text:a xlink:type="simple" xlink:href="#2.2.2.Request to the Server|outline">Request to the Server<text:tab/>19</text:a></text:p>
          <text:p text:style-name="P15"><text:a xlink:type="simple" xlink:href="#2.2.2.1.Command|outline">Command<text:tab/>19</text:a></text:p>
          <text:p text:style-name="P15"><text:a xlink:type="simple" xlink:href="#2.2.2.2.Event|outline">Event<text:tab/>20</text:a></text:p>
          <text:p text:style-name="P13"><text:a xlink:type="simple" xlink:href="#2.3.Miscellaneous Features|outline">Miscellaneous Features<text:tab/>20</text:a></text:p>
          <text:p text:style-name="P14"><text:a xlink:type="simple" xlink:href="#2.3.1.Drag-and-Drop, Tooltip and Context Menu|outline">Drag-and-Drop, Tooltip and Context Menu<text:tab/>20</text:a></text:p>
          <text:p text:style-name="P14"><text:a xlink:type="simple" xlink:href="#2.3.2.Click, Right Click and Double Click|outline">Click, Right Click and Double Click<text:tab/>20</text:a></text:p>
          <text:p text:style-name="P12">3. View<text:tab/>22</text:p>
          <text:p text:style-name="P13"><text:a xlink:type="simple" xlink:href="#3.1.HTML Tags|outline">HTML Tags<text:tab/>22</text:a></text:p>
          <text:p text:style-name="P14"><text:a xlink:type="simple" xlink:href="#3.1.1.Retrieve Component Being Rendered|outline">Retrieve Component Being Rendered<text:tab/>22</text:a></text:p>
          <text:p text:style-name="P14"><text:a xlink:type="simple" xlink:href="#3.1.2.DSP File Location|outline">DSP File Location<text:tab/>23</text:a></text:p>
          <text:p text:style-name="P14"><text:a xlink:type="simple" xlink:href="#3.1.3.Component Renderer|outline">Component Renderer<text:tab/>23</text:a></text:p>
          <text:p text:style-name="P13"><text:a xlink:type="simple" xlink:href="#3.2.JavaScript Codes|outline">JavaScript Codes<text:tab/>24</text:a></text:p>
          <text:p text:style-name="P14"><text:a xlink:type="simple" xlink:href="#3.2.1.Component Type|outline">Component Type<text:tab/>24</text:a></text:p>
          <text:p text:style-name="P14"><text:a xlink:type="simple" xlink:href="#3.2.2.JavaScript File Location|outline">JavaScript File Location<text:tab/>25</text:a></text:p>
          <text:p text:style-name="P13"><text:a xlink:type="simple" xlink:href="#3.3.Initialization and Cleanup|outline">Initialization and Cleanup<text:tab/>25</text:a></text:p>
          <text:p text:style-name="P14"><text:a xlink:type="simple" xlink:href="#3.3.1.Initialization|outline">Initialization<text:tab/>25</text:a></text:p>
          <text:p text:style-name="P14"><text:a xlink:type="simple" xlink:href="#3.3.2.Cleanup|outline">Cleanup<text:tab/>25</text:a></text:p>
          <text:p text:style-name="P13"><text:a xlink:type="simple" xlink:href="#3.4.Event Handling|outline">Event Handling<text:tab/>26</text:a></text:p>
          <text:p text:style-name="P14"><text:a xlink:type="simple" xlink:href="#3.4.1.ZK Callbacks|outline">ZK Callbacks<text:tab/>26</text:a></text:p>
          <text:p text:style-name="P15"><text:a xlink:type="simple" xlink:href="#3.4.1.1.The init Callback|outline">The init Callback<text:tab/>26</text:a></text:p>
          <text:p text:style-name="P15"><text:a xlink:type="simple" xlink:href="#3.4.1.2.The cleanup Callback|outline">The cleanup Callback<text:tab/>26</text:a></text:p>
          <text:p text:style-name="P15"><text:a xlink:type="simple" xlink:href="#3.4.1.3.The beforeSize and onSize Callback10|outline">The beforeSize and onSize Callback<text:tab/>27</text:a></text:p>
          <text:p text:style-name="P15"><text:a xlink:type="simple" xlink:href="#3.4.1.4.The onVisi Callback|outline">The onVisi Callback<text:tab/>27</text:a></text:p>
          <text:p text:style-name="P15"><text:a xlink:type="simple" xlink:href="#3.4.1.5.The onHide Callback|outline">The onHide Callback<text:tab/>27</text:a></text:p>
          <text:p text:style-name="P15"><text:a xlink:type="simple" xlink:href="#3.4.1.6.The onScroll Callback11|outline">The onScroll Callback<text:tab/>28</text:a></text:p>
          <text:p text:style-name="P14"><text:a xlink:type="simple" xlink:href="#3.4.2.Browser Event Listeners|outline">Browser Event Listeners<text:tab/>28</text:a></text:p>
          <text:p text:style-name="P13"><text:a xlink:type="simple" xlink:href="#3.5.Communicate with the Server|outline">Communicate with the Server<text:tab/>28</text:a></text:p>
          <text:p text:style-name="P14"><text:a xlink:type="simple" xlink:href="#3.5.1.Send Requests to the Server|outline">Send Requests to the Server<text:tab/>28</text:a></text:p>
          <text:p text:style-name="P15"><text:a xlink:type="simple" xlink:href="#3.5.1.1.AU Request|outline">AU Request<text:tab/>28</text:a></text:p>
          <text:p text:style-name="P15"><text:a xlink:type="simple" xlink:href="#3.5.1.2.Basic Utilities to Send Requests|outline">Basic Utilities to Send Requests<text:tab/>29</text:a></text:p>
          <text:p text:style-name="P15"><text:a xlink:type="simple" xlink:href="#3.5.1.3.Callbacks|outline">Callbacks<text:tab/>30</text:a></text:p>
          <text:p text:style-name="P15"><text:a xlink:type="simple" xlink:href="#3.5.1.4.More Utilities to Send Requests|outline">More Utilities to Send Requests<text:tab/>31</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2</text:a></text:p>
          <text:p text:style-name="P15"><text:a xlink:type="simple" xlink:href="#3.5.2.2.Develop Your Own Command|outline">Develop Your Own Command<text:tab/>32</text:a></text:p>
          <text:p text:style-name="P14"><text:a xlink:type="simple" xlink:href="#3.5.3.Process Smart Updates|outline">Process Smart Updates<text:tab/>35</text:a></text:p>
          <text:p text:style-name="P15"><text:a xlink:type="simple" xlink:href="#3.5.3.1.Smart Updates with Multiple Values13|outline">Smart Updates with Multiple Values<text:tab/>35</text:a></text:p>
          <text:p text:style-name="P14"><text:a xlink:type="simple" xlink:href="#3.5.4.Process AU Responses|outline">Process AU Responses<text:tab/>36</text:a></text:p>
          <text:p text:style-name="P15"><text:a xlink:type="simple" xlink:href="#3.5.4.1.The invoke Response|outline">The invoke Response<text:tab/>36</text:a></text:p>
          <text:p text:style-name="P15"><text:a xlink:type="simple" xlink:href="#3.5.4.2.The script Response|outline">The script Response<text:tab/>36</text:a></text:p>
          <text:p text:style-name="P15"><text:a xlink:type="simple" xlink:href="#3.5.4.3.Develop Your Own AU Responses|outline">Develop Your Own AU Responses<text:tab/>37</text:a></text:p>
          <text:p text:style-name="P13"><text:a xlink:type="simple" xlink:href="#3.6.JavaScript Utilities|outline">JavaScript Utilities<text:tab/>38</text:a></text:p>
          <text:p text:style-name="P12">4. Configuration<text:tab/>39</text:p>
          <text:p text:style-name="P13"><text:a xlink:type="simple" xlink:href="#4.1.Language Addon|outline">Language Addon<text:tab/>39</text:a></text:p>
          <text:p text:style-name="P14"><text:a xlink:type="simple" xlink:href="#4.1.1.Location of the Language Addon|outline">Location of the Language Addon<text:tab/>39</text:a></text:p>
          <text:p text:style-name="P15"><text:a xlink:type="simple" xlink:href="#4.1.1.1.Location in a JAR File|outline">Location in a JAR File<text:tab/>39</text:a></text:p>
          <text:p text:style-name="P15"><text:a xlink:type="simple" xlink:href="#4.1.1.2.Location in a WAR File|outline">Location in a WAR File<text:tab/>39</text:a></text:p>
          <text:p text:style-name="P14"><text:a xlink:type="simple" xlink:href="#4.1.2.A Sample of the Language Addon|outline">A Sample of the Language Addon<text:tab/>39</text:a></text:p>
          <text:p text:style-name="P14"><text:a xlink:type="simple" xlink:href="#4.1.3.Headers of the Language Addon|outline">Headers of the Language Addon<text:tab/>40</text:a></text:p>
          <text:p text:style-name="P15"><text:a xlink:type="simple" xlink:href="#4.1.3.1.The addon-name Element|outline">The addon-name Element<text:tab/>40</text:a></text:p>
          <text:p text:style-name="P15"><text:a xlink:type="simple" xlink:href="#4.1.3.2.The depends Element|outline">The depends Element<text:tab/>40</text:a></text:p>
          <text:p text:style-name="P15"><text:a xlink:type="simple" xlink:href="#4.1.3.3.The language-name Element|outline">The language-name Element<text:tab/>40</text:a></text:p>
          <text:p text:style-name="P15"><text:a xlink:type="simple" xlink:href="#4.1.3.4.The verson Element|outline">The verson Element<text:tab/>41</text:a></text:p>
          <text:p text:style-name="P15"><text:a xlink:type="simple" xlink:href="#4.1.3.5.The javascript-module Element|outline">The javascript-module Element<text:tab/>41</text:a></text:p>
          <text:p text:style-name="P14"><text:a xlink:type="simple" xlink:href="#4.1.4.Component Definitions|outline">Component Definitions<text:tab/>41</text:a></text:p>
          <text:p text:style-name="P15"><text:a xlink:type="simple" xlink:href="#4.1.4.1.Define a Primitive Component|outline">Define a Primitive Component<text:tab/>42</text:a></text:p>
          <text:p text:style-name="P15"><text:a xlink:type="simple" xlink:href="#4.1.4.2.Define a Macro Component|outline">Define a Macro Component<text:tab/>43</text:a></text:p>
          <text:p text:style-name="P15"><text:a xlink:type="simple" xlink:href="#4.1.4.3.Extend from Existent Component|outline">Extend from Existent Component<text:tab/>44</text:a></text:p>
          <text:p text:style-name="P13"><text:a xlink:type="simple" xlink:href="#4.2.Language Definition|outline">Language Definition<text:tab/>44</text:a></text:p>
          <text:p text:style-name="P14"><text:a xlink:type="simple" xlink:href="#4.2.1.Location of Language Definition|outline">Location of Language Definition<text:tab/>44</text:a></text:p>
          <text:p text:style-name="P14"><text:a xlink:type="simple" xlink:href="#4.2.2.Headers of the Language Addon|outline">Headers of the Language Addon<text:tab/>45</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3"><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re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P47">The delay before sending the request (unit: milliseconds) if non-deferrable.</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3">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h text:style-name="Heading_20_4" text:outline-level="4">More Utilities to Send Requests</text:h>
      <text:p text:style-name="P23">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5">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5">zkau.sendOnMove</text:p>
            <text:p text:style-name="P48">Sends the <text:span text:style-name="T6">onMove</text:span> com<text:span text:style-name="T2">mand to denote a component is moved.</text:span></text:p>
          </table:table-cell>
        </table:table-row>
        <table:table-row>
          <table:table-cell table:style-name="Table7.A2" office:value-type="string">
            <text:p text:style-name="P25">zkau.sendOnSize</text:p>
            <text:p text:style-name="P48">Sends the <text:span text:style-name="T6">onSize</text:span> com<text:span text:style-name="T2">mand to denote a component's size is changed.</text:span></text:p>
          </table:table-cell>
        </table:table-row>
        <table:table-row>
          <table:table-cell table:style-name="Table7.A2" office:value-type="string">
            <text:p text:style-name="P25">zkau.sendOnZIndex</text:p>
            <text:p text:style-name="P48">Sends the <text:span text:style-name="T6">onZIndex</text:span> com<text:span text:style-name="T2">mand to denote the Z-index of a component is changed.</text:span></text:p>
          </table:table-cell>
        </table:table-row>
        <table:table-row>
          <table:table-cell table:style-name="Table7.A2" office:value-type="string">
            <text:p text:style-name="P25">zkau.sendOnClose</text:p>
            <text:p text:style-name="P48">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9">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9">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3">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50">Extend from <text:span text:style-name="T6">ComponentCommand</text:span> and implement the <text:span text:style-name="T6">process</text:span> method.</text:p>
        </text:list-item>
        <text:list-item>
          <text:p text:style-name="P50">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2">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SuperButton btn = (SuperButton)request.getComponent();</text:p>
      <text:p text:style-name="Code_20_Indent_20_3"><text:tab/><text:tab/>btn.doFly();</text:p>
      <text:p text:style-name="P34"><text:tab/><text:tab/>Events.postEvent(new Event(getId(), btn, request.getData()));<text:line-break/><text:tab/>}</text:p>
      <text:p text:style-name="P34">}</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3">It is interesting to note you don't need to keep a reference to a global command. It is registered automatically as soon as it is instantiated.</text:p>
      <text:p text:style-name="P33">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3">extra control</text:span><text:span text:style-name="T2">.</text:span></text:p>
      <text:p text:style-name="Code_20_Indent_20_3">public Object getExtraCtrl();</text:p>
      <text:p text:style-name="P51"><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3">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4"><text:tab/>public void doFly();</text:p>
      <text:p text:style-name="P34">}</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4"><text:tab/><text:tab/>public void doFly() {</text:p>
      <text:p text:style-name="P34"><text:tab/><text:tab/><text:tab/>SuperButto.this.doFly();</text:p>
      <text:p text:style-name="P34"><text:tab/><text:tab/>}</text:p>
      <text:p text:style-name="P34"><text:tab/>}</text:p>
      <text:p text:style-name="P34">...</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4">Com</text:span><text:span text:style-name="T15">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2">Flyable</text:span><text:span text:style-name="T2">)</text:span></text:p>
      <text:p text:style-name="Code_20_Indent_20_3"><text:tab/><text:tab/><text:tab/>((Flyable)comp).<text:span text:style-name="T8">doFly</text:span>();</text:p>
      <text:p text:style-name="P34"><text:tab/><text:tab/>Events.postEvent(new Event(getId(), comp, request.getData()));<text:line-break/><text:tab/>}</text:p>
      <text:p text:style-name="P34">}</text:p>
      <text:h text:style-name="Heading_20_3" text:outline-level="3">Pro<text:span text:style-name="T2">cess Smart Updates</text:span></text:h>
      <text:p text:style-name="P18">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8">The return value is whether you want the default behavior to take place, i.e., whether to update the attribute. More precisely, <text:span text:style-name="T6">zkau.setAttr(cmp, name, value)</text:span> will be called if <text:span text:style-name="T6">false</text:span> is returned.</text:p>
      <text:p text:style-name="P18">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24"><text:tab/>if ("fly" == name) {</text:p>
      <text:p text:style-name="P24"><text:tab/><text:tab/>fly(value1, value2);</text:p>
      <text:p text:style-name="P24">...</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8">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3">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2">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3">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24"><text:tab/><text:tab/>new AuScript(this, "zkSuperButton.fly('" + getUuid() + "','low','fast')"));</text:p>
      <text:p text:style-name="P24">}</text:p>
      <text:p text:style-name="P23">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24"><text:tab/><text:tab/>new AuScript(this,</text:p>
      <text:p text:style-name="P24"><text:tab/><text:tab/><text:tab/>("SuperButton".equals(getMold()) ? "zkSuperButton": "zkGiantButton")</text:p>
      <text:p text:style-name="P24"><text:tab/><text:tab/><text:tab/>+ ".fly('" + getUuid() + "','low','fast')"));</text:p>
      <text:p text:style-name="P24">}</text:p>
      <text:p text:style-name="P23">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24">}</text:p>
      <text:p text:style-name="P23">In general, the <text:span text:style-name="T6">invoke</text:span> response is recommended if applicable.</text:p>
      <text:h text:style-name="Heading_20_4" text:outline-level="4">Dev<text:span text:style-name="T2">elop Your</text:span> Own AU Responses</text:h>
      <text:p text:style-name="P23">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3">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24"><text:tab/><text:tab/>super("fly", comp, new String[] {<text:span text:style-name="T8">comp.getUuid()</text:span>, height, speed});</text:p>
      <text:p text:style-name="P24"><text:tab/>}</text:p>
      <text:p text:style-name="P24">}</text:p>
      <text:p text:style-name="P23">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3">Then, at the client side, you shall provide a method called <text:span text:style-name="T6">zkau.cmd1.fly</text:span> to handle it.</text:p>
      <text:p text:style-name="Code_20_Indent_20_2">zkau.cmd1.fly = fun<text:span text:style-name="T2">ction (</text:span><text:span text:style-name="T12">uuid</text:span><text:span text:style-name="T2">, </text:span><text:span text:style-name="T12">cmp</text:span><text:span text:style-name="T2">, height, speed) {</text:span></text:p>
      <text:p text:style-name="P24"><text:tab/>//whatever</text:p>
      <text:p text:style-name="P24">}</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3">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8">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8">Here is a sample of the language addon (ZK FCKeditor).</text:p>
      <text:p text:style-name="Code_20_Indent">&lt;language-addon&gt;<text:line-break/><text:tab/>&lt;addon-name&gt;fckez&lt;/addon-name&gt;<text:line-break/><text:line-break/><text:tab/>&lt;version&gt;<text:line-break/><text:tab/><text:tab/>&lt;version-class&gt;org.zkforge.fckez.Version&lt;/version-class&gt;<text:line-break/><text:tab/><text:tab/>&lt;version-uid&gt;2.5.1_1&lt;/version-uid&gt;<text:line-break/><text:tab/><text:tab/>&lt;zk-version&gt;2.4.0&lt;/zk-version&gt;&lt;!-- or later --&gt;<text:line-break/><text:tab/>&lt;/version&gt;<text:line-break/><text:line-break/><text:tab/>&lt;language-name&gt;xul/html&lt;/language-name&gt;<text:line-break/></text:p>
      <text:p text:style-name="Code_20_Indent"><text:tab/>&lt;javascript-module name="fckez.fckez" version="2.5.1_1"/&gt;<text:line-break/><text:line-break/><text:tab/>&lt;zscript&gt;<text:line-break/><text:tab/>import org.zkforge.fckez.*;<text:line-break/><text:tab/>&lt;/zscript&gt;<text:line-break/><text:line-break/><text:tab/>&lt;component&gt;<text:line-break/><text:tab/><text:tab/>&lt;component-name&gt;fckeditor&lt;/component-name&gt;<text:line-break/><text:tab/><text:tab/>&lt;component-class&gt;org.zkforge.fckez.FCKeditor&lt;/component-class&gt;<text:line-break/><text:tab/><text:tab/>&lt;mold&gt;<text:line-break/><text:tab/><text:tab/><text:tab/>&lt;mold-name&gt;default&lt;/mold-name&gt;<text:line-break/><text:tab/><text:tab/><text:tab/>&lt;mold-uri&gt;~./fckez/fckeditor.dsp&lt;/mold-uri&gt;<text:line-break/><text:tab/><text:tab/>&lt;/mold&gt;<text:line-break/><text:tab/>&lt;/component&gt;<text:line-break/>&lt;/language-addon&gt;</text:p>
      <text:h text:style-name="Heading_20_3" text:outline-level="3">Headers of the Language Add<text:span text:style-name="T2">on</text:span></text:h>
      <text:p text:style-name="P18">The headers of the language addon specifies the name of the addon, the language to addon, and so on.</text:p>
      <text:h text:style-name="Heading_20_4" text:outline-level="4">The <text:span text:style-name="T7">addon-name</text:span><text:span text:style-name="T2"> Element</text:span></text:h>
      <text:p text:style-name="P23">[Required]</text:p>
      <text:p text:style-name="Code_20_Indent_20_2">&lt;addon-name&gt;<text:span text:style-name="T5">name</text:span><text:span text:style-name="T10">&lt;/addon-name&gt;</text:span></text:p>
      <text:p text:style-name="P31">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3">Specifies a list of the names of other addons, which this addon depends on. If specified, this addon won't be loaded until all depended addons are loaded. If not specified, the loading sequence is unpredictable.</text:p>
      <text:h text:style-name="Heading_20_4" text:outline-level="4">The language-name Element</text:h>
      <text:p text:style-name="Text_20_body_20_indent_20_2">[Req<text:span text:style-name="T2">uired]</text:span></text:p>
      <text:p text:style-name="Code_20_Indent_20_2">&lt;language-name&gt;xul/html&lt;/language-name&gt;</text:p>
      <text:p text:style-name="P23">Specified the language that this addon shall be added to.</text:p>
      <text:h text:style-name="Heading_20_4" text:outline-level="4">The <text:span text:style-name="T6">verson</text:span> Element</text:h>
      <text:p text:style-name="Text_20_body_20_indent_20_2">[Optional<text:span text:style-name="T2">]</text:span></text:p>
      <text:p text:style-name="Code_20_Indent_20_2">&lt;version&gt;<text:line-break/><text:tab/>&lt;version-class&gt;org.zkforge.fckez.Version&lt;/version-class&gt;<text:line-break/><text:tab/>&lt;version-uid&gt;2.5.1_1&lt;/version-uid&gt;<text:line-break/><text:tab/>&lt;zk-version&gt;2.4.0&lt;/zk-version&gt;&lt;!-- or later --&gt;<text:line-break/>&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4" text:note-class="footnote"><text:note-citation>14</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line-break/><text:tab/>public static final String UID = "2.5.1_1";<text:line-break/>}</text:p>
      <text:p text:style-name="P23">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3">ZK Version that this addon requires is specified in the <text:span text:style-name="T6">zk-version</text:span> element. The addon is ignored if ZK installed is an older version.</text:p>
      <text:h text:style-name="Heading_20_4" text:outline-level="4">The javascript-module Element</text:h>
      <text:p text:style-name="Text_20_body_20_indent_20_2">[Opt<text:span text:style-name="T2">ional]</text:span></text:p>
      <text:p text:style-name="Code_20_Indent_20_2">&lt;javascript-module name="fckez.fckez" version="2.5.1_1"/&gt;</text:p>
      <text:p text:style-name="P23">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8">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line-break/><text:tab/>&lt;component-name&gt;fckeditor&lt;/component-name&gt;<text:line-break/><text:tab/>&lt;component-class&gt;org.zkforge.fckez.FCKeditor&lt;/component-class&gt;<text:line-break/><text:tab/>&lt;mold&gt;<text:line-break/><text:tab/><text:tab/>&lt;mold-name&gt;default&lt;/mold-name&gt;<text:line-break/><text:tab/><text:tab/>&lt;mold-uri&gt;~./fckez/fckeditor.dsp&lt;/mold-uri&gt;<text:line-break/><text:tab/>&lt;/mold&gt;<text:line-break/>&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line-break/><text:tab/>&lt;mold-name&gt;default&lt;/mold-name&gt;<text:line-break/><text:tab/>&lt;mold-uri&gt;~./fckez/fckeditor.dsp&lt;/mold-uri&gt;<text:line-break/>&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line-break/><text:tab/>&lt;component-name&gt;mycomp&lt;/component-name&gt;<text:line-break/><text:tab/>&lt;component-class&gt;com.mine.Mycomp&lt;/component-class&gt;<text:line-break/><text:tab/>&lt;macro-uri&gt;~./mine/mycomp.zul&lt;/macro-uri&gt;<text:line-break/>&lt;/component&gt;</text:p>
      <text:p text:style-name="P23">The syntax of a macro definition is similar to the definition of the primitive component, except</text:p>
      <text:list text:style-name="L8">
        <text:list-item>
          <text:p text:style-name="P53"><text:span text:style-name="T6">mold</text:span> is not allowed</text:p>
        </text:list-item>
        <text:list-item>
          <text:p text:style-name="P53"><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3">Specifies whether this is an inline macro component.</text:p>
      <text:h text:style-name="Heading_20_4" text:outline-level="4">Ext<text:span text:style-name="T2">end from Existent Component</text:span></text:h>
      <text:p text:style-name="Code_20_Indent_20_2">&lt;component&gt;<text:line-break/><text:tab/>&lt;component-name&gt;funnybutton&lt;/component-name&gt;</text:p>
      <text:p text:style-name="Code_20_Indent_20_2"><text:tab/>&lt;extends&gt;button&lt;/extends&gt;<text:line-break/>&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3">extends</text:span><text:span text:style-name="T2"> the existent definition instead of defining a brand-new one.</text:span></text:p>
      <text:h text:style-name="Heading_20_2" text:outline-level="2">Language Def<text:span text:style-name="T2">inition</text:span></text:h>
      <text:p text:style-name="P17">The language definition is a XML file definition a new language, which includes component definitions and other language features.</text:p>
      <text:p text:style-name="P17">The syntax of the language definition is similar to the language addon except the location and the headers are a bit different.</text:p>
      <text:h text:style-name="Heading_20_3" text:outline-level="3">Location of the Language Def<text:span text:style-name="T2">inition</text:span></text:h>
      <text:p text:style-name="P23">The language definition must be named <text:span text:style-name="T6">lang.xml</text:span> and placed at the <text:span text:style-name="T6">/metainfo/zk</text:span> directory accessible by the classpath.</text:p>
      <text:h text:style-name="P21" text:outline-level="3">Headers of the Language Definition</text:h>
      <text:p text:style-name="P18">To be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9T19:21:57</dc:date>
    <meta:printed-by>Henri Chen</meta:printed-by>
    <meta:print-date>2006-08-04T11:03:45</meta:print-date>
    <meta:keyword>ZK ZUL ZHTML</meta:keyword>
    <dc:language>en-US</dc:language>
    <meta:editing-cycles>5574</meta:editing-cycles>
    <meta:editing-duration>P22DT10H10M11S</meta:editing-duration>
    <meta:user-defined meta:name="Info 1"/>
    <meta:user-defined meta:name="Info 2"/>
    <meta:user-defined meta:name="Info 3"/>
    <meta:user-defined meta:name="Info 4"/>
    <meta:document-statistic meta:table-count="7" meta:image-count="3" meta:object-count="0" meta:page-count="44" meta:paragraph-count="840" meta:word-count="10187" meta:character-count="65406"/>
  </office:meta>
</office:document-meta>
</file>